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text-underline-style="none" fo:font-weight="normal" officeooo:rsid="00146014" officeooo:paragraph-rsid="00146014" style:font-size-asian="11.3500003814697pt" style:font-weight-asian="normal" style:font-size-complex="13pt" style:font-weight-complex="normal"/>
    </style:style>
    <style:style style:name="P2" style:family="paragraph" style:parent-style-name="Standard">
      <style:text-properties fo:font-size="13pt" style:text-underline-style="none" fo:font-weight="normal" officeooo:rsid="00162f5f" officeooo:paragraph-rsid="00162f5f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style:text-underline-style="none" fo:font-weight="normal" officeooo:rsid="00193bab" officeooo:paragraph-rsid="00193bab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officeooo:rsid="001a4b91" officeooo:paragraph-rsid="001a4b91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style:text-underline-style="none" fo:font-weight="normal" officeooo:rsid="001ab015" officeooo:paragraph-rsid="001ab015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style:text-underline-style="none" fo:font-weight="normal" officeooo:rsid="001b58c6" officeooo:paragraph-rsid="001b58c6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3pt" style:text-underline-style="none" fo:font-weight="normal" officeooo:rsid="001c41d1" officeooo:paragraph-rsid="001c41d1" style:font-size-asian="11.3500003814697pt" style:font-weight-asian="normal" style:font-size-complex="13pt" style:font-weight-complex="normal"/>
    </style:style>
    <style:style style:name="P8" style:family="paragraph" style:parent-style-name="Standard">
      <style:text-properties fo:font-size="13pt" style:text-underline-style="none" fo:font-weight="normal" officeooo:rsid="001cdbd2" officeooo:paragraph-rsid="001cdbd2" style:font-size-asian="11.3500003814697pt" style:font-weight-asian="normal" style:font-size-complex="13pt" style:font-weight-complex="normal"/>
    </style:style>
    <style:style style:name="P9" style:family="paragraph" style:parent-style-name="Standard">
      <style:text-properties fo:font-size="13pt" style:text-underline-style="none" fo:font-weight="normal" officeooo:rsid="001cf1c4" officeooo:paragraph-rsid="001cf1c4" style:font-size-asian="11.3500003814697pt" style:font-weight-asian="normal" style:font-size-complex="13pt" style:font-weight-complex="normal"/>
    </style:style>
    <style:style style:name="P10" style:family="paragraph" style:parent-style-name="Standard">
      <style:text-properties fo:font-size="13pt" style:text-underline-style="none" fo:font-weight="normal" officeooo:rsid="001d8294" officeooo:paragraph-rsid="001d8294" style:font-size-asian="11.3500003814697pt" style:font-weight-asian="normal" style:font-size-complex="13pt" style:font-weight-complex="normal"/>
    </style:style>
    <style:style style:name="P11" style:family="paragraph" style:parent-style-name="Standard">
      <style:text-properties fo:font-size="13pt" style:text-underline-style="none" fo:font-weight="normal" officeooo:rsid="001fdd4a" officeooo:paragraph-rsid="001fdd4a" style:font-size-asian="11.3500003814697pt" style:font-weight-asian="normal" style:font-size-complex="13pt" style:font-weight-complex="normal"/>
    </style:style>
    <style:style style:name="P12" style:family="paragraph" style:parent-style-name="Standard">
      <style:text-properties fo:font-size="13pt" style:text-underline-style="none" fo:font-weight="normal" officeooo:rsid="00255efd" officeooo:paragraph-rsid="00255efd" style:font-size-asian="11.3500003814697pt" style:font-weight-asian="normal" style:font-size-complex="13pt" style:font-weight-complex="normal"/>
    </style:style>
    <style:style style:name="P13" style:family="paragraph" style:parent-style-name="Standard">
      <style:text-properties fo:font-size="13pt" style:text-underline-style="none" fo:font-weight="normal" officeooo:rsid="0029828e" officeooo:paragraph-rsid="0029828e" style:font-size-asian="11.3500003814697pt" style:font-weight-asian="normal" style:font-size-complex="13pt" style:font-weight-complex="normal"/>
    </style:style>
    <style:style style:name="T1" style:family="text">
      <style:text-properties fo:font-size="20pt" style:text-underline-style="solid" style:text-underline-width="auto" style:text-underline-color="font-color" fo:font-weight="bold" officeooo:rsid="00146014" style:font-size-asian="17.5pt" style:font-weight-asian="bold" style:font-size-complex="20pt" style:font-weight-complex="bold"/>
    </style:style>
    <style:style style:name="T2" style:family="text">
      <style:text-properties officeooo:rsid="0016f560"/>
    </style:style>
    <style:style style:name="T3" style:family="text">
      <style:text-properties officeooo:rsid="001cf1c4"/>
    </style:style>
    <style:style style:name="T4" style:family="text">
      <style:text-properties officeooo:rsid="00209f35"/>
    </style:style>
    <style:style style:name="T5" style:family="text">
      <style:text-properties officeooo:rsid="0022b380"/>
    </style:style>
    <style:style style:name="T6" style:family="text">
      <style:text-properties officeooo:rsid="0023a3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Spring Boot – Mongo</text:span></text:p>
      <text:p text:style-name="Standard"><text:span text:style-name="T1"/></text:p>
      <text:p text:style-name="P1">Morning :</text:p>
      <text:p text:style-name="P1">------------</text:p>
      <text:p text:style-name="P1"/>
      <text:p text:style-name="P2">Yesterday, we’ve seen Data JPA Library, wrapper library on jpa</text:p>
      <text:p text:style-name="P2"/>
      <text:p text:style-name="P2"><text:tab/><text:span text:style-name="T2">We’ve seen that this is mostly in declarative manner and we can write less and do <text:tab/>more work using that.</text:span></text:p>
      <text:p text:style-name="P2"/>
      <text:p text:style-name="P3">Spring Integration with MongoDB:</text:p>
      <text:p text:style-name="P3">----------------------------------------------</text:p>
      <text:p text:style-name="P3"/>
      <text:p text:style-name="P3">We know that mongoDB is not a sql data base, that means we should not see JPA , if were using mongoDB, only in micro services we might use both.</text:p>
      <text:p text:style-name="P3"/>
      <text:p text:style-name="P4">Spring is providing various repositories and that is getting used by JpaRepository, Mongo Repository and different repository for cassandraDB</text:p>
      <text:p text:style-name="P4"/>
      <text:p text:style-name="P5">Spring is done this in a way that atleast API looks similar</text:p>
      <text:p text:style-name="P5"/>
      <text:p text:style-name="P6">Add spring boot mongo starters</text:p>
      <text:p text:style-name="P6"/>
      <text:p text:style-name="P10">IN Entity class,</text:p>
      <text:p text:style-name="P10"/>
      <text:p text:style-name="P7"><text:tab/>We have to make sure, node from jpa is there in entity clas and we can change the <text:tab/>package name from entity to <text:span text:style-name="T3">document</text:span>.</text:p>
      <text:p text:style-name="P7"/>
      <text:p text:style-name="P8"><text:tab/>Can use @Id, but it’s comming spring and not jpa</text:p>
      <text:p text:style-name="P8"/>
      <text:p text:style-name="P9"><text:tab/>Mark the class with @Document</text:p>
      <text:p text:style-name="P9"/>
      <text:p text:style-name="P9"><text:tab/>To replace @Column annotation, use @Field</text:p>
      <text:p text:style-name="P9"/>
      <text:p text:style-name="P11">In Data Access/ Repository</text:p>
      <text:p text:style-name="P11"><text:tab/></text:p>
      <text:p text:style-name="P11"><text:tab/>Delete all the JPA things if they exist</text:p>
      <text:p text:style-name="P11"><text:tab/></text:p>
      <text:p text:style-name="P11"><text:tab/>Make the interface extend MongoRepository&lt;<text:span text:style-name="T4">Gen1, Gen2</text:span>&gt;</text:p>
      <text:p text:style-name="P11"><text:tab/><text:tab/><text:span text:style-name="T4">Gen1 -&gt; </text:span><text:span text:style-name="T5">Document</text:span><text:span text:style-name="T4"> class</text:span></text:p>
      <text:p text:style-name="P11"><text:tab/><text:tab/><text:span text:style-name="T4">Gen2 -&gt; Data Type of Id</text:span></text:p>
      <text:p text:style-name="P11"/>
      <text:p text:style-name="P12">Command to run mongo an docker,,</text:p>
      <text:p text:style-name="P11"><text:tab/><text:span text:style-name="T6">docker run -d --name mongo -p 27017:27017 mongo:5.0.11</text:span></text:p>
      <text:p text:style-name="P11"><text:s/></text:p>
      <text:p text:style-name="P13">By default mongo takes Id as String.</text:p>
      <text:p text:style-name="P13"/>
      <text:p text:style-name="P13"><text:soft-page-break/>If we provide an id, it’ll use it for document, we if doesn’t mongo will internall give some unique id.</text:p>
      <text:p text:style-name="P13"/>
      <text:p text:style-name="P13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09:36:01.407510160</meta:creation-date>
    <dc:date>2022-12-07T11:54:53.968124376</dc:date>
    <meta:editing-duration>PT2H18M40S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2" meta:paragraph-count="28" meta:word-count="225" meta:character-count="1319" meta:non-whitespace-character-count="1098"/>
  </office:meta>
</office:document-meta>
</file>